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2846in"/>
    </style:style>
    <style:style style:name="co5" style:family="table-column">
      <style:table-column-properties fo:break-before="auto" style:column-width="1.3957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3846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1.8165in"/>
    </style:style>
    <style:style style:name="co12" style:family="table-column">
      <style:table-column-properties fo:break-before="auto" style:column-width="1.2409in"/>
    </style:style>
    <style:style style:name="co13" style:family="table-column">
      <style:table-column-properties fo:break-before="auto" style:column-width="1.1744in"/>
    </style:style>
    <style:style style:name="co14" style:family="table-column">
      <style:table-column-properties fo:break-before="auto" style:column-width="1.2744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1.2634in"/>
    </style:style>
    <style:style style:name="co17" style:family="table-column">
      <style:table-column-properties fo:break-before="auto" style:column-width="1.1965in"/>
    </style:style>
    <style:style style:name="co18" style:family="table-column">
      <style:table-column-properties fo:break-before="auto" style:column-width="1.152in"/>
    </style:style>
    <style:style style:name="co19" style:family="table-column">
      <style:table-column-properties fo:break-before="auto" style:column-width="1.0862in"/>
    </style:style>
    <style:style style:name="co20" style:family="table-column">
      <style:table-column-properties fo:break-before="auto" style:column-width="1.1189in"/>
    </style:style>
    <style:style style:name="co21" style:family="table-column">
      <style:table-column-properties fo:break-before="auto" style:column-width="1.1854in"/>
    </style:style>
    <style:style style:name="co22" style:family="table-column">
      <style:table-column-properties fo:break-before="auto" style:column-width="1.4181in"/>
    </style:style>
    <style:style style:name="co23" style:family="table-column">
      <style:table-column-properties fo:break-before="auto" style:column-width="1.3402in"/>
    </style:style>
    <style:style style:name="co24" style:family="table-column">
      <style:table-column-properties fo:break-before="auto" style:column-width="1.4516in"/>
    </style:style>
    <style:style style:name="co25" style:family="table-column">
      <style:table-column-properties fo:break-before="auto" style:column-width="0.7646in"/>
    </style:style>
    <style:style style:name="co26" style:family="table-column">
      <style:table-column-properties fo:break-before="auto" style:column-width="1.7728in"/>
    </style:style>
    <style:style style:name="co27" style:family="table-column">
      <style:table-column-properties fo:break-before="auto" style:column-width="1.7063in"/>
    </style:style>
    <style:style style:name="co28" style:family="table-column">
      <style:table-column-properties fo:break-before="auto" style:column-width="1.5516in"/>
    </style:style>
    <style:style style:name="co29" style:family="table-column">
      <style:table-column-properties fo:break-before="auto" style:column-width="1.5839in"/>
    </style:style>
    <style:style style:name="co30" style:family="table-column">
      <style:table-column-properties fo:break-before="auto" style:column-width="0.9752in"/>
    </style:style>
    <style:style style:name="co31" style:family="table-column">
      <style:table-column-properties fo:break-before="auto" style:column-width="1.4846in"/>
    </style:style>
    <style:style style:name="co32" style:family="table-column">
      <style:table-column-properties fo:break-before="auto" style:column-width="0.8752in"/>
    </style:style>
    <style:style style:name="co33" style:family="table-column">
      <style:table-column-properties fo:break-before="auto" style:column-width="0.8307in"/>
    </style:style>
    <style:style style:name="co34" style:family="table-column">
      <style:table-column-properties fo:break-before="auto" style:column-width="1.5283in"/>
    </style:style>
    <style:style style:name="co35" style:family="table-column">
      <style:table-column-properties fo:break-before="auto" style:column-width="1.8835in"/>
    </style:style>
    <style:style style:name="co36" style:family="table-column">
      <style:table-column-properties fo:break-before="auto" style:column-width="0.9638in"/>
    </style:style>
    <style:style style:name="co37" style:family="table-column">
      <style:table-column-properties fo:break-before="auto" style:column-width="1.6618in"/>
    </style:style>
    <style:style style:name="co38" style:family="table-column">
      <style:table-column-properties fo:break-before="auto" style:column-width="1.3736in"/>
    </style:style>
    <style:style style:name="co39" style:family="table-column">
      <style:table-column-properties fo:break-before="auto" style:column-width="1.761in"/>
    </style:style>
    <style:style style:name="co40" style:family="table-column">
      <style:table-column-properties fo:break-before="auto" style:column-width="1.872in"/>
    </style:style>
    <style:style style:name="co41" style:family="table-column">
      <style:table-column-properties fo:break-before="auto" style:column-width="1.5402in"/>
    </style:style>
    <style:style style:name="co42" style:family="table-column">
      <style:table-column-properties fo:break-before="auto" style:column-width="1.4736in"/>
    </style:style>
    <style:style style:name="co43" style:family="table-column">
      <style:table-column-properties fo:break-before="auto" style:column-width="1.8945in"/>
    </style:style>
    <style:style style:name="co44" style:family="table-column">
      <style:table-column-properties fo:break-before="auto" style:column-width="1.828in"/>
    </style:style>
    <style:style style:name="co45" style:family="table-column">
      <style:table-column-properties fo:break-before="auto" style:column-width="2.3043in"/>
    </style:style>
    <style:style style:name="co46" style:family="table-column">
      <style:table-column-properties fo:break-before="auto" style:column-width="1.5728in"/>
    </style:style>
    <style:style style:name="co47" style:family="table-column">
      <style:table-column-properties fo:break-before="auto" style:column-width="1.5071in"/>
    </style:style>
    <style:style style:name="co48" style:family="table-column">
      <style:table-column-properties fo:break-before="auto" style:column-width="2.1161in"/>
    </style:style>
    <style:style style:name="co49" style:family="table-column">
      <style:table-column-properties fo:break-before="auto" style:column-width="1.6398in"/>
    </style:style>
    <style:style style:name="co50" style:family="table-column">
      <style:table-column-properties fo:break-before="auto" style:column-width="2.039in"/>
    </style:style>
    <style:style style:name="co51" style:family="table-column">
      <style:table-column-properties fo:break-before="auto" style:column-width="1.407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tatusSummary">
      <style:table-properties table:display="true" style:writing-mode="lr-tb"/>
    </style:style>
    <style:style style:name="ta2" style:family="table" style:master-page-name="PageStyle_5f_RoutingStatus">
      <style:table-properties table:display="true" style:writing-mode="lr-tb"/>
    </style:style>
    <style:style style:name="ta3" style:family="table" style:master-page-name="PageStyle_5f_DocumentStatusDetails">
      <style:table-properties table:display="true" style:writing-mode="lr-tb"/>
    </style:style>
    <style:style style:name="ta4" style:family="table" style:master-page-name="PageStyle_5f_TravelerStatus">
      <style:table-properties table:display="true" style:writing-mode="lr-tb"/>
    </style:style>
    <style:style style:name="ta5" style:family="table" style:master-page-name="PageStyle_5f_UnsubmittedVoucher">
      <style:table-properties table:display="true" style:writing-mode="lr-tb"/>
    </style:style>
    <style:style style:name="ta6" style:family="table" style:master-page-name="PageStyle_5f_PendingAirlineCancellation">
      <style:table-properties table:display="true" style:writing-mode="lr-tb"/>
    </style:style>
    <style:style style:name="ta7" style:family="table" style:master-page-name="PageStyle_5f_ConstructedTravel">
      <style:table-properties table:display="true" style:writing-mode="lr-tb"/>
    </style:style>
    <style:style style:name="ta8" style:family="table" style:master-page-name="PageStyle_5f_ReportAdjustments">
      <style:table-properties table:display="true" style:writing-mode="lr-tb"/>
    </style:style>
    <style:style style:name="ta9" style:family="table" style:master-page-name="PageStyle_5f_TripDetails">
      <style:table-properties table:display="true" style:writing-mode="lr-tb"/>
    </style:style>
    <style:style style:name="ta10" style:family="table" style:master-page-name="PageStyle_5f_MilitaryLeave">
      <style:table-properties table:display="true" style:writing-mode="lr-tb"/>
    </style:style>
    <style:style style:name="ta11" style:family="table" style:master-page-name="PageStyle_5f_ReportOCONUS">
      <style:table-properties table:display="true" style:writing-mode="lr-tb"/>
    </style:style>
    <style:style style:name="ta12" style:family="table" style:master-page-name="PageStyle_5f_ReportPERSTEMPO">
      <style:table-properties table:display="true" style:writing-mode="lr-tb"/>
    </style:style>
    <style:style style:name="ta13" style:family="table" style:master-page-name="PageStyle_5f_SpecialDuty">
      <style:table-properties table:display="true" style:writing-mode="lr-tb"/>
    </style:style>
    <style:style style:name="ta14" style:family="table" style:master-page-name="PageStyle_5f_ReportFSA">
      <style:table-properties table:display="true" style:writing-mode="lr-tb"/>
    </style:style>
    <style:style style:name="ta15" style:family="table" style:master-page-name="PageStyle_5f_EnlistedBAS">
      <style:table-properties table:display="true" style:writing-mode="lr-tb"/>
    </style:style>
    <style:style style:name="ta16" style:family="table" style:master-page-name="PageStyle_5f_DebtManagementSummary">
      <style:table-properties table:display="true" style:writing-mode="lr-tb"/>
    </style:style>
    <style:style style:name="ta17" style:family="table" style:master-page-name="PageStyle_5f_DebtManagementHistory">
      <style:table-properties table:display="true" style:writing-mode="lr-tb"/>
    </style:style>
    <style:style style:name="ta18" style:family="table" style:master-page-name="PageStyle_5f_DebtSummaryByMonth">
      <style:table-properties table:display="true" style:writing-mode="lr-tb"/>
    </style:style>
    <style:style style:name="ta19" style:family="table" style:master-page-name="PageStyle_5f_PosAckDelinquency">
      <style:table-properties table:display="true" style:writing-mode="lr-tb"/>
    </style:style>
    <style:style style:name="ta20" style:family="table" style:master-page-name="PageStyle_5f_ExpenseReportByCategory">
      <style:table-properties table:display="true" style:writing-mode="lr-tb"/>
    </style:style>
    <style:style style:name="ta21" style:family="table" style:master-page-name="PageStyle_5f_ExpenseReportByDocumentName">
      <style:table-properties table:display="true" style:writing-mode="lr-tb"/>
    </style:style>
    <style:style style:name="ta22" style:family="table" style:master-page-name="PageStyle_5f_ExpenseWithoutRequiredReceipt">
      <style:table-properties table:display="true" style:writing-mode="lr-tb"/>
    </style:style>
    <style:style style:name="ta23" style:family="table" style:master-page-name="PageStyle_5f_CompleteTravelerInfo">
      <style:table-properties table:display="true" style:writing-mode="lr-tb"/>
    </style:style>
    <style:style style:name="ta24" style:family="table" style:master-page-name="PageStyle_5f_SeparationOfDuty">
      <style:table-properties table:display="true" style:writing-mode="lr-tb"/>
    </style:style>
    <style:style style:name="ta25" style:family="table" style:master-page-name="PageStyle_5f_AuditTrailGOVCCandEFT">
      <style:table-properties table:display="true" style:writing-mode="lr-tb"/>
    </style:style>
    <style:style style:name="ta26" style:family="table" style:master-page-name="PageStyle_5f_AuditTrailUserData">
      <style:table-properties table:display="true" style:writing-mode="lr-tb"/>
    </style:style>
    <style:style style:name="ta27" style:family="table" style:master-page-name="PageStyle_5f_AuditTrailPersonDat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 style:data-style-name="N8120"/>
    <style:style style:name="ce2" style:family="table-cell" style:parent-style-name="Excel_20_Built-in_20_Normal" style:data-style-name="N8001"/>
    <style:style style:name="ce3" style:family="table-cell" style:parent-style-name="Excel_20_Built-in_20_Normal" style:data-style-name="N8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tusSummary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number-columns-repeated="1014" table:default-cell-style-name="Excel_20_Built-in_20_Normal"/>
        <table:table-row table:style-name="ro1">
          <table:table-cell office:value-type="string">
            <text:p>ssumDoctype</text:p>
          </table:table-cell>
          <table:table-cell office:value-type="string">
            <text:p>ssumDocstat</text:p>
          </table:table-cell>
          <table:table-cell office:value-type="string">
            <text:p>ssumNumDays</text:p>
          </table:table-cell>
          <table:table-cell office:value-type="string">
            <text:p>ssumStatDateStart</text:p>
          </table:table-cell>
          <table:table-cell office:value-type="string">
            <text:p>ssumStatDateEnd</text:p>
          </table:table-cell>
          <table:table-cell office:value-type="string">
            <text:p>ssumDprtDateStart</text:p>
          </table:table-cell>
          <table:table-cell office:value-type="string">
            <text:p>ssumDprtDateEnd</text:p>
          </table:table-cell>
          <table:table-cell office:value-type="string">
            <text:p>ssumRtrnDateStart</text:p>
          </table:table-cell>
          <table:table-cell office:value-type="string">
            <text:p>ssumRtrnDateEnd</text:p>
          </table:table-cell>
          <table:table-cell office:value-type="string">
            <text:p>ssumOrganization</text:p>
          </table:table-cell>
          <table:table-cell table:number-columns-repeated="1014"/>
        </table:table-row>
        <table:table-row table:style-name="ro1">
          <table:table-cell table:number-columns-repeated="2" office:value-type="string">
            <text:p>(All Column Values)</text:p>
          </table:table-cell>
          <table:table-cell office:value-type="string">
            <text:p>past date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office:value-type="string">
            <text:p>(All Column Values)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tingStatus" table:style-name="ta2" table:print="false"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rtgOrganization</text:p>
          </table:table-cell>
          <table:table-cell office:value-type="string">
            <text:p>rtgDoctype</text:p>
          </table:table-cell>
          <table:table-cell office:value-type="string">
            <text:p>rtgAoSSN</text:p>
          </table:table-cell>
          <table:table-cell office:value-type="string">
            <text:p>rtgNumDaysCurrStat</text:p>
          </table:table-cell>
          <table:table-cell table:number-columns-repeated="1020"/>
        </table:table-row>
        <table:table-row table:style-name="ro1">
          <table:table-cell table:number-columns-repeated="3" office:value-type="string">
            <text:p>(All Column Values)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tatusDetails" table:style-name="ta3" table:print="false">
        <table:table-column table:style-name="co1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number-columns-repeated="2" table:default-cell-style-name="Excel_20_Built-in_20_Normal"/>
        <table:table-column table:style-name="co9" table:number-columns-repeated="1013" table:default-cell-style-name="Excel_20_Built-in_20_Normal"/>
        <table:table-row table:style-name="ro1">
          <table:table-cell office:value-type="string">
            <text:p>dsdDoctype</text:p>
          </table:table-cell>
          <table:table-cell office:value-type="string">
            <text:p>dsdDocstat</text:p>
          </table:table-cell>
          <table:table-cell office:value-type="string">
            <text:p>dsdDaysSinceStatChange</text:p>
          </table:table-cell>
          <table:table-cell office:value-type="string">
            <text:p>dsdStatDateStart</text:p>
          </table:table-cell>
          <table:table-cell office:value-type="string">
            <text:p>dsdStatDateEnd</text:p>
          </table:table-cell>
          <table:table-cell office:value-type="string">
            <text:p>dsdDprtDateStart</text:p>
          </table:table-cell>
          <table:table-cell office:value-type="string">
            <text:p>dsdDprtDateEnd</text:p>
          </table:table-cell>
          <table:table-cell office:value-type="string">
            <text:p>dsdRtrnDateStart</text:p>
          </table:table-cell>
          <table:table-cell office:value-type="string">
            <text:p>dsdRtrnDateEnd</text:p>
          </table:table-cell>
          <table:table-cell office:value-type="string">
            <text:p>dsdAgency</text:p>
          </table:table-cell>
          <table:table-cell office:value-type="string">
            <text:p>dsdOrganization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(All Column Values)</text:p>
          </table:table-cell>
          <table:table-cell office:value-type="string">
            <text:p>past date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number-columns-repeated="2" office:value-type="string">
            <text:p>(All Column Values)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velerStatus" table:style-name="ta4" table:print="false">
        <table:table-column table:style-name="co1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tsOrganization</text:p>
          </table:table-cell>
          <table:table-cell office:value-type="string">
            <text:p>tsDprtDateStart</text:p>
          </table:table-cell>
          <table:table-cell office:value-type="string">
            <text:p>tsDprtDateEnd</text:p>
          </table:table-cell>
          <table:table-cell office:value-type="string">
            <text:p>tsTDYAsOfDate</text:p>
          </table:table-cell>
          <table:table-cell table:number-columns-repeated="1020"/>
        </table:table-row>
        <table:table-row table:style-name="ro1">
          <table:table-cell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number-columns-repeated="2"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submittedVoucher" table:style-name="ta5" table:print="false">
        <table:table-column table:style-name="co1" table:default-cell-style-name="Excel_20_Built-in_20_Normal"/>
        <table:table-column table:style-name="co21" table:default-cell-style-name="Excel_20_Built-in_20_Normal"/>
        <table:table-column table:style-name="co20" table:default-cell-style-name="Excel_20_Built-in_20_Normal"/>
        <table:table-column table:style-name="co22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uvOrganization</text:p>
          </table:table-cell>
          <table:table-cell office:value-type="string">
            <text:p>uvRtrnDateStart</text:p>
          </table:table-cell>
          <table:table-cell office:value-type="string">
            <text:p>uvRtrnDateEnd</text:p>
          </table:table-cell>
          <table:table-cell office:value-type="string">
            <text:p>uvDaysSinceReturn</text:p>
          </table:table-cell>
          <table:table-cell table:number-columns-repeated="1020"/>
        </table:table-row>
        <table:table-row table:style-name="ro1">
          <table:table-cell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style-name="ce2" office:value-type="float" office:value="10">
            <text:p>1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dingAirlineCancellation" table:style-name="ta6" table:print="false">
        <table:table-column table:style-name="co23" table:default-cell-style-name="Excel_20_Built-in_20_Normal"/>
        <table:table-column table:style-name="co16" table:default-cell-style-name="Excel_20_Built-in_20_Normal"/>
        <table:table-column table:style-name="co1" table:number-columns-repeated="2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pacHrsToDprtStart</text:p>
          </table:table-cell>
          <table:table-cell office:value-type="string">
            <text:p>pacHrsToDprtEnd</text:p>
          </table:table-cell>
          <table:table-cell office:value-type="string">
            <text:p>pacAgencyCode</text:p>
          </table:table-cell>
          <table:table-cell office:value-type="string">
            <text:p>pacOrgCode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(All Column Values)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edTravel" table:style-name="ta7" table:print="false">
        <table:table-column table:style-name="co1" table:number-columns-repeated="2" table:default-cell-style-name="Excel_20_Built-in_20_Normal"/>
        <table:table-column table:style-name="co24" table:default-cell-style-name="Excel_20_Built-in_20_Normal"/>
        <table:table-column table:style-name="co7" table:default-cell-style-name="Excel_20_Built-in_20_Normal"/>
        <table:table-column table:style-name="co25" table:default-cell-style-name="Excel_20_Built-in_20_Normal"/>
        <table:table-column table:style-name="co9" table:number-columns-repeated="1019" table:default-cell-style-name="Excel_20_Built-in_20_Normal"/>
        <table:table-row table:style-name="ro1">
          <table:table-cell office:value-type="string">
            <text:p>ctOrganization</text:p>
          </table:table-cell>
          <table:table-cell office:value-type="string">
            <text:p>ctDoctype</text:p>
          </table:table-cell>
          <table:table-cell office:value-type="string">
            <text:p>ctApproveDateStart</text:p>
          </table:table-cell>
          <table:table-cell office:value-type="string">
            <text:p>ctApproveDateEn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7-11-30">
            <text:p>11/30/2017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Adjustments" table:style-name="ta8" table:print="false">
        <table:table-column table:style-name="co1" table:number-columns-repeated="2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office:value-type="string">
            <text:p>adjOrganization</text:p>
          </table:table-cell>
          <table:table-cell office:value-type="string">
            <text:p>adjDoctype</text:p>
          </table:table-cell>
          <table:table-cell office:value-type="string">
            <text:p>adjAdjustmentDateStart</text:p>
          </table:table-cell>
          <table:table-cell office:value-type="string">
            <text:p>adjAdjustmentDateEnd</text:p>
          </table:table-cell>
          <table:table-cell office:value-type="string">
            <text:p>adjTravelerLastName</text:p>
          </table:table-cell>
          <table:table-cell office:value-type="string">
            <text:p>adjTravelerFirstName</text:p>
          </table:table-cell>
          <table:table-cell office:value-type="string">
            <text:p>adjTravelerPartialSSN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3" office:value-type="string">
            <text:p>NULL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pDetails" table:style-name="ta9" table:print="false">
        <table:table-column table:style-name="co1" table:number-columns-repeated="2" table:default-cell-style-name="Excel_20_Built-in_20_Normal"/>
        <table:table-column table:style-name="co30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9" table:number-columns-repeated="1014" table:default-cell-style-name="Excel_20_Built-in_20_Normal"/>
        <table:table-row table:style-name="ro1">
          <table:table-cell office:value-type="string">
            <text:p>tdDoctype</text:p>
          </table:table-cell>
          <table:table-cell office:value-type="string">
            <text:p>tdDocstat</text:p>
          </table:table-cell>
          <table:table-cell office:value-type="string">
            <text:p>tdNumDays</text:p>
          </table:table-cell>
          <table:table-cell office:value-type="string">
            <text:p>tdStatDateStart</text:p>
          </table:table-cell>
          <table:table-cell office:value-type="string">
            <text:p>tdStatDateEnd</text:p>
          </table:table-cell>
          <table:table-cell office:value-type="string">
            <text:p>tdDprtDateStart</text:p>
          </table:table-cell>
          <table:table-cell office:value-type="string">
            <text:p>tdDprtDateEnd</text:p>
          </table:table-cell>
          <table:table-cell office:value-type="string">
            <text:p>tdRtrnDateStart</text:p>
          </table:table-cell>
          <table:table-cell office:value-type="string">
            <text:p>tdRtrnDateEnd</text:p>
          </table:table-cell>
          <table:table-cell office:value-type="string">
            <text:p>tdOrganization</text:p>
          </table:table-cell>
          <table:table-cell table:number-columns-repeated="1014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3" office:value-type="string">
            <text:p>5 or fewer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table:style-name="ce1" office:value-type="date" office:date-value="2016-01-01">
            <text:p>1/1/2016</text:p>
          </table:table-cell>
          <table:table-cell table:style-name="ce1" office:value-type="date" office:date-value="2019-11-30">
            <text:p>11/30/2019</text:p>
          </table:table-cell>
          <table:table-cell office:value-type="string">
            <text:p>(All Column Values)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Leave" table:style-name="ta10" table:print="false">
        <table:table-column table:style-name="co1" table:number-columns-repeated="2" table:default-cell-style-name="Excel_20_Built-in_20_Normal"/>
        <table:table-column table:style-name="co28" table:default-cell-style-name="Excel_20_Built-in_20_Normal"/>
        <table:table-column table:style-name="co31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milOrganization</text:p>
          </table:table-cell>
          <table:table-cell office:value-type="string">
            <text:p>milDoctype</text:p>
          </table:table-cell>
          <table:table-cell office:value-type="string">
            <text:p>milApproveDateStart</text:p>
          </table:table-cell>
          <table:table-cell office:value-type="string">
            <text:p>milApproveDateEn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OCONUS" table:style-name="ta1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31" table:default-cell-style-name="Excel_20_Built-in_20_Normal"/>
        <table:table-column table:style-name="co22" table:default-cell-style-name="Excel_20_Built-in_20_Normal"/>
        <table:table-column table:style-name="co9" table:number-columns-repeated="1019" table:default-cell-style-name="Excel_20_Built-in_20_Normal"/>
        <table:table-row table:style-name="ro1">
          <table:table-cell office:value-type="string">
            <text:p>ocOrganization</text:p>
          </table:table-cell>
          <table:table-cell office:value-type="string">
            <text:p>ocDoctype</text:p>
          </table:table-cell>
          <table:table-cell office:value-type="string">
            <text:p>ocCivMilIndicator</text:p>
          </table:table-cell>
          <table:table-cell office:value-type="string">
            <text:p>ocApproveDateStart</text:p>
          </table:table-cell>
          <table:table-cell office:value-type="string">
            <text:p>ocApproveDateEnd</text:p>
          </table:table-cell>
          <table:table-cell table:number-columns-repeated="1019"/>
        </table:table-row>
        <table:table-row table:style-name="ro1">
          <table:table-cell table:number-columns-repeated="3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PERSTEMPO" table:style-name="ta1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perOrganization</text:p>
          </table:table-cell>
          <table:table-cell office:value-type="string">
            <text:p>perPerstempoCode</text:p>
          </table:table-cell>
          <table:table-cell office:value-type="string">
            <text:p>perPaidDateStart</text:p>
          </table:table-cell>
          <table:table-cell office:value-type="string">
            <text:p>perPaidDateEnd</text:p>
          </table:table-cell>
          <table:table-cell table:number-columns-repeated="1020"/>
        </table:table-row>
        <table:table-row table:style-name="ro1">
          <table:table-cell office:value-type="string">
            <text:p>(All Column Values)</text:p>
          </table:table-cell>
          <table:table-cell office:value-type="string">
            <text:p>Q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alDuty" table:style-name="ta13" table:print="false">
        <table:table-column table:style-name="co1" table:number-columns-repeated="2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sdOrganization</text:p>
          </table:table-cell>
          <table:table-cell office:value-type="string">
            <text:p>sdDoctype</text:p>
          </table:table-cell>
          <table:table-cell office:value-type="string">
            <text:p>sdStartDate</text:p>
          </table:table-cell>
          <table:table-cell office:value-type="string">
            <text:p>sdEndDate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FSA" table:style-name="ta14" table:print="false">
        <table:table-column table:style-name="co1" table:number-columns-repeated="2" table:default-cell-style-name="Excel_20_Built-in_20_Normal"/>
        <table:table-column table:style-name="co34" table:default-cell-style-name="Excel_20_Built-in_20_Normal"/>
        <table:table-column table:style-name="co1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fsaOrganization</text:p>
          </table:table-cell>
          <table:table-cell office:value-type="string">
            <text:p>fsaDoctype</text:p>
          </table:table-cell>
          <table:table-cell office:value-type="string">
            <text:p>fsaApproveDateStart</text:p>
          </table:table-cell>
          <table:table-cell office:value-type="string">
            <text:p>fsaApproveDateEn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listedBAS" table:style-name="ta15" table:print="false"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29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ebasOrganization</text:p>
          </table:table-cell>
          <table:table-cell office:value-type="string">
            <text:p>ebasDoctype</text:p>
          </table:table-cell>
          <table:table-cell office:value-type="string">
            <text:p>ebasApproveDateStart</text:p>
          </table:table-cell>
          <table:table-cell office:value-type="string">
            <text:p>ebasApproveDateEnd</text:p>
          </table:table-cell>
          <table:table-cell table:number-columns-repeated="1020"/>
        </table:table-row>
        <table:table-row table:style-name="ro1">
          <table:table-cell office:value-type="string">
            <text:p>PMOTESTSTED-PMOIVV-N</text:p>
          </table:table-cell>
          <table:table-cell office:value-type="string">
            <text:p>TRIP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tManagementSummary" table:style-name="ta16" table:print="false">
        <table:table-column table:style-name="co1" table:default-cell-style-name="Excel_20_Built-in_20_Normal"/>
        <table:table-column table:style-name="co9" table:number-columns-repeated="1023" table:default-cell-style-name="Excel_20_Built-in_20_Normal"/>
        <table:table-row table:style-name="ro1">
          <table:table-cell office:value-type="string">
            <text:p>dmsOrganization</text:p>
          </table:table-cell>
          <table:table-cell table:number-columns-repeated="1023"/>
        </table:table-row>
        <table:table-row table:style-name="ro1">
          <table:table-cell office:value-type="string">
            <text:p>(All Column Values)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tManagementHistory" table:style-name="ta17" table:print="false">
        <table:table-column table:style-name="co1" table:default-cell-style-name="Excel_20_Built-in_20_Normal"/>
        <table:table-column table:style-name="co9" table:number-columns-repeated="1023" table:default-cell-style-name="Excel_20_Built-in_20_Normal"/>
        <table:table-row table:style-name="ro1">
          <table:table-cell office:value-type="string">
            <text:p>dmhOrganization</text:p>
          </table:table-cell>
          <table:table-cell table:number-columns-repeated="1023"/>
        </table:table-row>
        <table:table-row table:style-name="ro1">
          <table:table-cell office:value-type="string">
            <text:p>(All Column Values)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tSummaryByMonth" table:style-name="ta18" table:print="false">
        <office:forms form:automatic-focus="false" form:apply-design-mode="false"/>
        <table:table-column table:style-name="co38" table:default-cell-style-name="Excel_20_Built-in_20_Normal"/>
        <table:table-column table:style-name="co1" table:number-columns-repeated="3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dsbmRunReportBy</text:p>
          </table:table-cell>
          <table:table-cell office:value-type="string">
            <text:p>dsbmServiceName</text:p>
          </table:table-cell>
          <table:table-cell office:value-type="string">
            <text:p>dsbmSiteName</text:p>
          </table:table-cell>
          <table:table-cell office:value-type="string">
            <text:p>dsbmOrganization</text:p>
          </table:table-cell>
          <table:table-cell table:number-columns-repeated="1020"/>
        </table:table-row>
        <table:table-row table:style-name="ro1">
          <table:table-cell office:value-type="string">
            <text:p>organization</text:p>
          </table:table-cell>
          <table:table-cell table:number-columns-repeated="3" office:value-type="string">
            <text:p>(All Column Values)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AckDelinquency" table:style-name="ta19" table:print="false">
        <table:table-column table:style-name="co1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9" table:number-columns-repeated="1021" table:default-cell-style-name="Excel_20_Built-in_20_Normal"/>
        <table:table-row table:style-name="ro1">
          <table:table-cell office:value-type="string">
            <text:p>padOrganization</text:p>
          </table:table-cell>
          <table:table-cell office:value-type="string">
            <text:p>padTransactionCategory</text:p>
          </table:table-cell>
          <table:table-cell office:value-type="string">
            <text:p>padNumHoursDelinquent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(All Column Values)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ReportByCategory" table:style-name="ta20" table:print="false">
        <table:table-column table:style-name="co1" table:number-columns-repeated="2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1" table:default-cell-style-name="Excel_20_Built-in_20_Normal"/>
        <table:table-column table:style-name="co9" table:number-columns-repeated="1019" table:default-cell-style-name="Excel_20_Built-in_20_Normal"/>
        <table:table-row table:style-name="ro1">
          <table:table-cell office:value-type="string">
            <text:p>ercOrganization</text:p>
          </table:table-cell>
          <table:table-cell office:value-type="string">
            <text:p>ercDoctype</text:p>
          </table:table-cell>
          <table:table-cell office:value-type="string">
            <text:p>ercApproveDateStart</text:p>
          </table:table-cell>
          <table:table-cell office:value-type="string">
            <text:p>ercApproveDateEnd</text:p>
          </table:table-cell>
          <table:table-cell office:value-type="string">
            <text:p>ercLOA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office:value-type="string">
            <text:p>(All Column Values)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ReportByDocumentName" table:style-name="ta21" table:print="false">
        <table:table-column table:style-name="co1" table:default-cell-style-name="Excel_20_Built-in_20_Normal"/>
        <table:table-column table:style-name="co37" table:default-cell-style-name="Excel_20_Built-in_20_Normal"/>
        <table:table-column table:style-name="co29" table:default-cell-style-name="Excel_20_Built-in_20_Normal"/>
        <table:table-column table:style-name="co9" table:number-columns-repeated="1021" table:default-cell-style-name="Excel_20_Built-in_20_Normal"/>
        <table:table-row table:style-name="ro1">
          <table:table-cell office:value-type="string">
            <text:p>erdnOrganization</text:p>
          </table:table-cell>
          <table:table-cell office:value-type="string">
            <text:p>erdnApproveDateStart</text:p>
          </table:table-cell>
          <table:table-cell office:value-type="string">
            <text:p>erdnApproveDateEnd</text:p>
          </table:table-cell>
          <table:table-cell table:number-columns-repeated="1021"/>
        </table:table-row>
        <table:table-row table:style-name="ro1">
          <table:table-cell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WithoutRequiredReceipt" table:style-name="ta22" table:print="false">
        <table:table-column table:style-name="co1" table:number-columns-repeated="2" table:default-cell-style-name="Excel_20_Built-in_20_Normal"/>
        <table:table-column table:style-name="co37" table:default-cell-style-name="Excel_20_Built-in_20_Normal"/>
        <table:table-column table:style-name="co29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ewrrDoctype</text:p>
          </table:table-cell>
          <table:table-cell office:value-type="string">
            <text:p>ewrrOrganization</text:p>
          </table:table-cell>
          <table:table-cell office:value-type="string">
            <text:p>ewrrApproveDateStart</text:p>
          </table:table-cell>
          <table:table-cell office:value-type="string">
            <text:p>ewrrApproveDateEn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eTravelerInfo" table:style-name="ta23" table:print="false">
        <table:table-column table:style-name="co35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7" table:default-cell-style-name="Excel_20_Built-in_20_Normal"/>
        <table:table-column table:style-name="co45" table:default-cell-style-name="Excel_20_Built-in_20_Normal"/>
        <table:table-column table:style-name="co9" table:number-columns-repeated="1019" table:default-cell-style-name="Excel_20_Built-in_20_Normal"/>
        <table:table-row table:style-name="ro1">
          <table:table-cell office:value-type="string">
            <text:p>ctiSetOrganization</text:p>
          </table:table-cell>
          <table:table-cell office:value-type="string">
            <text:p>ctiSetNextTravelDateStart</text:p>
          </table:table-cell>
          <table:table-cell office:value-type="string">
            <text:p>ctiSetNextTravelDateEnd</text:p>
          </table:table-cell>
          <table:table-cell office:value-type="string">
            <text:p>ctiSetShowFullSSN</text:p>
          </table:table-cell>
          <table:table-cell office:value-type="string">
            <text:p>ctiSetShowOnlyTravelersOnTDY</text:p>
          </table:table-cell>
          <table:table-cell table:number-columns-repeated="1019"/>
        </table:table-row>
        <table:table-row table:style-name="ro1">
          <table:table-cell office:value-type="string">
            <text:p>PMOTESTSTED-PMOIVV-N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2" office:value-type="string">
            <text:p>N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parationOfDuty" table:style-name="ta24" table:print="false">
        <table:table-column table:style-name="co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9" table:number-columns-repeated="1021" table:default-cell-style-name="Excel_20_Built-in_20_Normal"/>
        <table:table-row table:style-name="ro1">
          <table:table-cell office:value-type="string">
            <text:p>sodOrganization</text:p>
          </table:table-cell>
          <table:table-cell office:value-type="string">
            <text:p>sodApproveDateStart</text:p>
          </table:table-cell>
          <table:table-cell office:value-type="string">
            <text:p>sodApproveDateEnd</text:p>
          </table:table-cell>
          <table:table-cell table:number-columns-repeated="1021"/>
        </table:table-row>
        <table:table-row table:style-name="ro1">
          <table:table-cell office:value-type="string">
            <text:p>(All Column Values)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tTrailGOVCCandEFT" table:style-name="ta25" table:print="false">
        <table:table-column table:style-name="co48" table:default-cell-style-name="Excel_20_Built-in_20_Normal"/>
        <table:table-column table:style-name="co49" table:default-cell-style-name="Excel_20_Built-in_20_Normal"/>
        <table:table-column table:style-name="co28" table:default-cell-style-name="Excel_20_Built-in_20_Normal"/>
        <table:table-column table:style-name="co31" table:default-cell-style-name="Excel_20_Built-in_20_Normal"/>
        <table:table-column table:style-name="co9" table:number-columns-repeated="1020" table:default-cell-style-name="Excel_20_Built-in_20_Normal"/>
        <table:table-row table:style-name="ro1">
          <table:table-cell office:value-type="string">
            <text:p>atgeChangePersonSSNPartial</text:p>
          </table:table-cell>
          <table:table-cell office:value-type="string">
            <text:p>atgeMaskAccountNum</text:p>
          </table:table-cell>
          <table:table-cell office:value-type="string">
            <text:p>atgeChangeDateStart</text:p>
          </table:table-cell>
          <table:table-cell office:value-type="string">
            <text:p>atgeChangeDateEnd</text:p>
          </table:table-cell>
          <table:table-cell table:number-columns-repeated="1020"/>
        </table:table-row>
        <table:table-row table:style-name="ro1">
          <table:table-cell office:value-type="string">
            <text:p>NULL</text:p>
          </table:table-cell>
          <table:table-cell office:value-type="string">
            <text:p>N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tTrailUserData" table:style-name="ta26" table:print="false">
        <table:table-column table:style-name="co50" table:default-cell-style-name="Excel_20_Built-in_20_Normal"/>
        <table:table-column table:style-name="co42" table:default-cell-style-name="Excel_20_Built-in_20_Normal"/>
        <table:table-column table:style-name="co51" table:default-cell-style-name="Excel_20_Built-in_20_Normal"/>
        <table:table-column table:style-name="co9" table:number-columns-repeated="1021" table:default-cell-style-name="Excel_20_Built-in_20_Normal"/>
        <table:table-row table:style-name="ro1">
          <table:table-cell office:value-type="string">
            <text:p>atuChangePersonSSNPartial</text:p>
          </table:table-cell>
          <table:table-cell office:value-type="string">
            <text:p>atuChangeDateStart</text:p>
          </table:table-cell>
          <table:table-cell office:value-type="string">
            <text:p>atuChangeDateEnd</text:p>
          </table:table-cell>
          <table:table-cell table:number-columns-repeated="1021"/>
        </table:table-row>
        <table:table-row table:style-name="ro1">
          <table:table-cell office:value-type="string">
            <text:p>NULL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tTrailPersonData" table:style-name="ta27" table:print="false">
        <table:table-column table:style-name="co50" table:default-cell-style-name="Excel_20_Built-in_20_Normal"/>
        <table:table-column table:style-name="co42" table:default-cell-style-name="Excel_20_Built-in_20_Normal"/>
        <table:table-column table:style-name="co51" table:default-cell-style-name="Excel_20_Built-in_20_Normal"/>
        <table:table-column table:style-name="co9" table:number-columns-repeated="1021" table:default-cell-style-name="Excel_20_Built-in_20_Normal"/>
        <table:table-row table:style-name="ro1">
          <table:table-cell office:value-type="string">
            <text:p>atpChangePersonSSNPartial</text:p>
          </table:table-cell>
          <table:table-cell office:value-type="string">
            <text:p>atpChangeDateStart</text:p>
          </table:table-cell>
          <table:table-cell office:value-type="string">
            <text:p>atpChangeDateEnd</text:p>
          </table:table-cell>
          <table:table-cell table:number-columns-repeated="1021"/>
        </table:table-row>
        <table:table-row table:style-name="ro1">
          <table:table-cell office:value-type="string">
            <text:p>NULL</text:p>
          </table:table-cell>
          <table:table-cell table:style-name="ce1" office:value-type="date" office:date-value="2017-01-01">
            <text:p>1/1/2017</text:p>
          </table:table-cell>
          <table:table-cell table:style-name="ce1" office:value-type="date" office:date-value="2019-11-30">
            <text:p>11/30/2019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2/13/2019</text:date>, <text:time>14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usSummary" style:display-name="PageStyle_Status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ingStatus" style:display-name="PageStyle_Routing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StatusDetails" style:display-name="PageStyle_DocumentStatus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velerStatus" style:display-name="PageStyle_Traveler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submittedVoucher" style:display-name="PageStyle_UnsubmittedVou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dingAirlineCancellation" style:display-name="PageStyle_PendingAirlineCancel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ructedTravel" style:display-name="PageStyle_ConstructedTrav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Adjustments" style:display-name="PageStyle_ReportAdjust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pDetails" style:display-name="PageStyle_Trip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litaryLeave" style:display-name="PageStyle_MilitaryLea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OCONUS" style:display-name="PageStyle_ReportOCO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PERSTEMPO" style:display-name="PageStyle_ReportPERSTE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alDuty" style:display-name="PageStyle_SpecialDu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FSA" style:display-name="PageStyle_ReportF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listedBAS" style:display-name="PageStyle_EnlistedB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ManagementSummary" style:display-name="PageStyle_DebtManagement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ManagementHistory" style:display-name="PageStyle_DebtManagement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SummaryByMonth" style:display-name="PageStyle_DebtSummaryByMon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AckDelinquency" style:display-name="PageStyle_PosAckDelinqu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ReportByCategory" style:display-name="PageStyle_ExpenseReportBy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ReportByDocumentName" style:display-name="PageStyle_ExpenseReportByDocument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nseWithoutRequiredReceipt" style:display-name="PageStyle_ExpenseWithoutRequiredRecei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eTravelerInfo" style:display-name="PageStyle_CompleteTraveler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arationOfDuty" style:display-name="PageStyle_SeparationOfDu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tTrailGOVCCandEFT" style:display-name="PageStyle_AuditTrailGOVCCandE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tTrailUserData" style:display-name="PageStyle_AuditTrailUser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tTrailPersonData" style:display-name="PageStyle_AuditTrailPerson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4:12:14.54</dc:date>
    <dc:creator>Gary Rather</dc:creator>
    <meta:document-statistic meta:table-count="27" meta:cell-count="244" meta:object-count="0"/>
    <meta:generator>OpenOffice/4.1.7$Win32 OpenOffice.org_project/417m1$Build-9800</meta:generator>
  </office:meta>
</office:document-meta>
</file>